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5" style:family="paragraph" style:parent-style-name="Text_20_body">
      <style:text-properties officeooo:rsid="000f0f9d" officeooo:paragraph-rsid="000f0f9d"/>
    </style:style>
    <style:style style:name="P6" style:family="paragraph" style:parent-style-name="Heading_20_2">
      <style:text-properties officeooo:rsid="000f0f9d" officeooo:paragraph-rsid="000f0f9d"/>
    </style:style>
    <style:style style:name="P7" style:family="paragraph" style:parent-style-name="Text_20_body">
      <style:text-properties style:font-name="Liberation Serif" officeooo:rsid="00300bb1" officeooo:paragraph-rsid="002d067f"/>
    </style:style>
    <style:style style:name="P8" style:family="paragraph" style:parent-style-name="Text_20_body">
      <style:text-properties style:font-name="Liberation Serif" officeooo:rsid="00300bb1" officeooo:paragraph-rsid="003614ac"/>
    </style:style>
    <style:style style:name="T1" style:family="text">
      <style:text-properties officeooo:rsid="002d067f"/>
    </style:style>
    <style:style style:name="T2" style:family="text">
      <style:text-properties officeooo:rsid="000e29c1"/>
    </style:style>
    <style:style style:name="T3" style:family="text">
      <style:text-properties officeooo:rsid="0013208f"/>
    </style:style>
    <style:style style:name="T4" style:family="text">
      <style:text-properties officeooo:rsid="00233adc"/>
    </style:style>
    <style:style style:name="T5" style:family="text">
      <style:text-properties officeooo:rsid="00143c91"/>
    </style:style>
    <style:style style:name="T6" style:family="text">
      <style:text-properties officeooo:rsid="0014381d"/>
    </style:style>
    <style:style style:name="T7" style:family="text">
      <style:text-properties officeooo:rsid="001c2286"/>
    </style:style>
    <style:style style:name="T8" style:family="text">
      <style:text-properties officeooo:rsid="001e00f2"/>
    </style:style>
    <style:style style:name="T9" style:family="text">
      <style:text-properties officeooo:rsid="003614a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Heading_20_1" text:outline-level="1"><text:span text:style-name="T6">Tarea – </text:span><text:span text:style-name="T9">5</text:span></text:h>
      <text:h text:style-name="P6" text:outline-level="2">Fecha de <text:span text:style-name="T8">limite de </text:span>entrega:</text:h>
      <text:p text:style-name="P5"><text:tab/><text:span text:style-name="T9">21</text:span><text:span text:style-name="T5"> de </text:span><text:span text:style-name="T4">Ju</text:span><text:span text:style-name="T9">l</text:span><text:span text:style-name="T4">io </text:span>del 2011 <text:span text:style-name="T7">a las 6:00pm.</text:span></text:p>
      <text:p text:style-name="P7"><text:span text:style-name="T1"/></text:p>
      <text:p text:style-name="P8"><text:span text:style-name="T9">Investigar sobre los siguientes temas. No olvides dar crédito e incluir referencias consultadas.</text:span></text:p>
      <text:p text:style-name="P8"><text:span text:style-name="T9"/></text:p>
      <text:p text:style-name="P8"><text:span text:style-name="T9">Que es una maquina de Boltsman y por que se consideran interesantes?</text:span></text:p>
      <text:p text:style-name="P8"><text:span text:style-name="T9"/></text:p>
      <text:p text:style-name="P8"><text:span text:style-name="T9"/></text:p>
      <text:p text:style-name="P8"><text:span text:style-name="T9">De que se trata a teoría de resonancia adaptativa?</text:span></text:p>
      <text:p text:style-name="P8"><text:span text:style-name="T9"/></text:p>
      <text:p text:style-name="P8"><text:span text:style-name="T9"/></text:p>
      <text:p text:style-name="P8"><text:span text:style-name="T9">Cual es la estructura de un red neuronal probabilista (PNN)? <text:s/>Cuantas capas tiene y que hace cada una de ella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3614ac"/>
    </style:style>
    <style:style style:name="MT2" style:family="text">
      <style:text-properties officeooo:rsid="000e29c1"/>
    </style:style>
    <style:style style:name="MT3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7 de Julio</text:span> del 2011</text:p>
        <text:p text:style-name="MP2">Sistemas de Búsqueda y Razonamiento II</text:p>
        <text:p text:style-name="MP3"><text:span text:style-name="MT2">M.S. Humberto Hernandez </text:span><text:span text:style-name="MT3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7-08T09:27:39</dc:date>
    <dc:creator>Humberto Hernandez</dc:creator>
    <meta:editing-duration>PT42H21M23S</meta:editing-duration>
    <meta:editing-cycles>24</meta:editing-cycles>
    <meta:generator>OpenOffice.org/3.2$Linux OpenOffice.org_project/320m19$Build-9505</meta:generator>
    <meta:printed-by>Humberto Hernandez</meta:printed-by>
    <meta:print-date>2011-07-07T16:59:03</meta:print-date>
    <meta:document-statistic meta:table-count="0" meta:image-count="0" meta:object-count="0" meta:page-count="1" meta:paragraph-count="10" meta:word-count="85" meta:character-count="483"/>
  </office:meta>
</office:document-meta>
</file>